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24505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51536" calcext:value-type="float">
            <text:p>89.2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4505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21056" calcext:value-type="float">
            <text:p>89.2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4505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18008" calcext:value-type="float">
            <text:p>89.2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4505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97256" calcext:value-type="float">
            <text:p>89.2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4505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548" calcext:value-type="float">
            <text:p>89.5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4505</text:p>
          </table:table-cell>
          <table:table-cell office:value-type="string" calcext:value-type="string">
            <text:p>202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0824" calcext:value-type="float">
            <text:p>89.6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4505</text:p>
          </table:table-cell>
          <table:table-cell office:value-type="string" calcext:value-type="string">
            <text:p>201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9592" calcext:value-type="float">
            <text:p>89.6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4505</text:p>
          </table:table-cell>
          <table:table-cell office:value-type="string" calcext:value-type="string">
            <text:p>201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5248" calcext:value-type="float">
            <text:p>89.9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4505</text:p>
          </table:table-cell>
          <table:table-cell office:value-type="string" calcext:value-type="string">
            <text:p>201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3312" calcext:value-type="float">
            <text:p>89.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4505</text:p>
          </table:table-cell>
          <table:table-cell office:value-type="string" calcext:value-type="string">
            <text:p>201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588" calcext:value-type="float">
            <text:p>89.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4505</text:p>
          </table:table-cell>
          <table:table-cell office:value-type="string" calcext:value-type="string">
            <text:p>201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36" calcext:value-type="float">
            <text:p>89.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4505</text:p>
          </table:table-cell>
          <table:table-cell office:value-type="string" calcext:value-type="string">
            <text:p>201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928" calcext:value-type="float">
            <text:p>89.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4505</text:p>
          </table:table-cell>
          <table:table-cell office:value-type="string" calcext:value-type="string">
            <text:p>201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86944" calcext:value-type="float">
            <text:p>89.0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4505</text:p>
          </table:table-cell>
          <table:table-cell office:value-type="string" calcext:value-type="string">
            <text:p>201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05232" calcext:value-type="float">
            <text:p>89.1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4505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66776" calcext:value-type="float">
            <text:p>89.2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4505</text:p>
          </table:table-cell>
          <table:table-cell office:value-type="string" calcext:value-type="string">
            <text:p>201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44272" calcext:value-type="float">
            <text:p>89.0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4505</text:p>
          </table:table-cell>
          <table:table-cell office:value-type="string" calcext:value-type="string">
            <text:p>200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02312" calcext:value-type="float">
            <text:p>88.6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4505</text:p>
          </table:table-cell>
          <table:table-cell office:value-type="string" calcext:value-type="string">
            <text:p>2008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76048" calcext:value-type="float">
            <text:p>88.7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4505</text:p>
          </table:table-cell>
          <table:table-cell office:value-type="string" calcext:value-type="string">
            <text:p>200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56464" calcext:value-type="float">
            <text:p>89.0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4505</text:p>
          </table:table-cell>
          <table:table-cell office:value-type="string" calcext:value-type="string">
            <text:p>2006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3876" calcext:value-type="float">
            <text:p>89.1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4505</text:p>
          </table:table-cell>
          <table:table-cell office:value-type="string" calcext:value-type="string">
            <text:p>200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2248" calcext:value-type="float">
            <text:p>88.8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4505</text:p>
          </table:table-cell>
          <table:table-cell office:value-type="string" calcext:value-type="string">
            <text:p>200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37592" calcext:value-type="float">
            <text:p>88.9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4505</text:p>
          </table:table-cell>
          <table:table-cell office:value-type="string" calcext:value-type="string">
            <text:p>200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75336" calcext:value-type="float">
            <text:p>89.1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4505</text:p>
          </table:table-cell>
          <table:table-cell office:value-type="string" calcext:value-type="string">
            <text:p>200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8736" calcext:value-type="float">
            <text:p>89.7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4505</text:p>
          </table:table-cell>
          <table:table-cell office:value-type="string" calcext:value-type="string">
            <text:p>200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8296" calcext:value-type="float">
            <text:p>89.9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4505</text:p>
          </table:table-cell>
          <table:table-cell office:value-type="string" calcext:value-type="string">
            <text:p>2000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41424" calcext:value-type="float">
            <text:p>90.6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4505</text:p>
          </table:table-cell>
          <table:table-cell office:value-type="string" calcext:value-type="string">
            <text:p>1999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12" calcext:value-type="float">
            <text:p>89.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4505</text:p>
          </table:table-cell>
          <table:table-cell office:value-type="string" calcext:value-type="string">
            <text:p>199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44856" calcext:value-type="float">
            <text:p>89.1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4505</text:p>
          </table:table-cell>
          <table:table-cell office:value-type="string" calcext:value-type="string">
            <text:p>1997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38176" calcext:value-type="float">
            <text:p>89.0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4505</text:p>
          </table:table-cell>
          <table:table-cell office:value-type="string" calcext:value-type="string">
            <text:p>199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85192" calcext:value-type="float">
            <text:p>88.7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4505</text:p>
          </table:table-cell>
          <table:table-cell office:value-type="string" calcext:value-type="string">
            <text:p>199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47192" calcext:value-type="float">
            <text:p>89.5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4505</text:p>
          </table:table-cell>
          <table:table-cell office:value-type="string" calcext:value-type="string">
            <text:p>199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0688" calcext:value-type="float">
            <text:p>87.8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4505</text:p>
          </table:table-cell>
          <table:table-cell office:value-type="string" calcext:value-type="string">
            <text:p>199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2624" calcext:value-type="float">
            <text:p>88.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0" meta:object-count="0"/>
    <meta:user-defined meta:name="AppVersion">3.0</meta:user-defined>
  </office:meta>
</office:document-meta>
</file>